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567e3" officeooo:paragraph-rsid="001567e3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567e3" officeooo:paragraph-rsid="001567e3" fo:background-color="#cccccc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1567e3" officeooo:paragraph-rsid="001567e3" fo:background-color="#dddddd" style:font-size-asian="12pt" style:font-size-complex="12pt"/>
    </style:style>
    <style:style style:name="P4" style:family="paragraph" style:parent-style-name="Preformatted_20_Text">
      <style:text-properties officeooo:paragraph-rsid="001567e3" fo:background-color="#ffffff"/>
    </style:style>
    <style:style style:name="T1" style:family="text">
      <style:text-properties officeooo:rsid="001567e3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style:font-name="liberation serif" fo:font-size="12pt" officeooo:rsid="001567e3" fo:background-color="#cccccc" loext:char-shading-value="0" style:font-size-asian="12pt" style:font-size-complex="12pt"/>
    </style:style>
    <style:style style:name="T4" style:family="text">
      <style:text-properties style:text-line-through-style="solid" style:text-line-through-type="single" style:font-name="liberation serif" fo:font-size="12pt" officeooo:rsid="001567e3" fo:background-color="#cccccc" loext:char-shading-value="0" style:font-name-asian="Nimbus Mono PS" style:font-size-asian="12pt" style:font-name-complex="FreeSans2" style:font-size-complex="12pt"/>
    </style:style>
    <style:style style:name="T5" style:family="text">
      <style:text-properties style:text-line-through-style="solid" style:text-line-through-type="single" style:font-name="liberation serif" fo:font-size="12pt" officeooo:rsid="001567e3" style:font-name-asian="Nimbus Mono PS" style:font-size-asian="12pt" style:font-name-complex="FreeSans2" style:font-size-complex="12pt"/>
    </style:style>
    <style:style style:name="T6" style:family="text">
      <style:text-properties style:text-line-through-style="solid" style:text-line-through-type="single" style:font-name="liberation serif" fo:font-size="12pt" officeooo:rsid="001567e3" style:font-name-asian="Nimbus Mono PS" style:font-size-asian="12pt" style:font-name-complex="FreeSans2" style:font-size-complex="12pt"/>
    </style:style>
    <style:style style:name="T7" style:family="text">
      <style:text-properties style:text-line-through-style="solid" style:text-line-through-type="single" fo:background-color="#ffffff" loext:char-shading-value="0" style:font-name-asian="Nimbus Mono PS" style:font-name-complex="FreeSans2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fo:background-color="#b2b2b2" loext:char-shading-value="0"/>
    </style:style>
    <style:style style:name="T10" style:family="text">
      <style:text-properties style:text-line-through-style="none" style:text-line-through-type="none" fo:background-color="#b2b2b2" loext:char-shading-value="0"/>
    </style:style>
    <style:style style:name="T11" style:family="text">
      <style:text-properties style:text-line-through-style="none" style:text-line-through-type="none" fo:background-color="#cccccc" loext:char-shading-value="0"/>
    </style:style>
    <style:style style:name="T12" style:family="text">
      <style:text-properties style:text-line-through-style="none" style:text-line-through-type="none" style:font-name="liberation serif" fo:font-size="12pt" officeooo:rsid="001567e3" fo:background-color="#cccccc" loext:char-shading-value="0" style:font-name-asian="Nimbus Mono PS" style:font-size-asian="12pt" style:font-name-complex="FreeSans2" style:font-size-complex="12pt"/>
    </style:style>
    <style:style style:name="T13" style:family="text">
      <style:text-properties style:text-line-through-style="none" style:text-line-through-type="none" style:font-name="liberation serif" fo:font-size="12pt" officeooo:rsid="001567e3" style:font-name-asian="Nimbus Mono PS" style:font-size-asian="12pt" style:font-name-complex="FreeSans2" style:font-size-complex="12pt"/>
    </style:style>
    <style:style style:name="T14" style:family="text">
      <style:text-properties style:text-line-through-style="none" style:text-line-through-type="none" style:font-name="liberation serif" fo:font-size="12pt" officeooo:rsid="001567e3" style:font-name-asian="Nimbus Mono PS" style:font-size-asian="12pt" style:font-name-complex="FreeSans2" style:font-size-complex="12pt"/>
    </style:style>
    <style:style style:name="T15" style:family="text">
      <style:text-properties style:text-line-through-style="none" style:text-line-through-type="none" style:font-name="liberation serif" fo:font-size="12pt" officeooo:rsid="001567e3" fo:background-color="#ffffff" loext:char-shading-value="0" style:font-name-asian="Nimbus Mono PS" style:font-size-asian="12pt" style:font-name-complex="FreeSans2" style:font-size-complex="12pt"/>
    </style:style>
    <style:style style:name="T16" style:family="text">
      <style:text-properties style:text-line-through-style="none" style:text-line-through-type="none" fo:background-color="#ffffff" loext:char-shading-value="0" style:font-name-asian="Nimbus Mono PS" style:font-name-complex="FreeSans2"/>
    </style:style>
    <style:style style:name="T17" style:family="text">
      <style:text-properties style:text-line-through-style="none" style:text-line-through-type="none" fo:background-color="#dddddd" loext:char-shading-value="0"/>
    </style:style>
    <style:style style:name="T18" style:family="text">
      <style:text-properties style:font-name="liberation serif" fo:font-size="12pt" officeooo:rsid="001567e3" fo:background-color="#cccccc" loext:char-shading-value="0" style:font-size-asian="12pt" style:font-size-complex="12pt"/>
    </style:style>
    <style:style style:name="T19" style:family="text">
      <style:text-properties fo:background-color="#b2b2b2" loext:char-shading-value="0"/>
    </style:style>
    <style:style style:name="T20" style:family="text">
      <style:text-properties fo:background-color="#b2b2b2" loext:char-shading-value="0"/>
    </style:style>
    <style:style style:name="T21" style:family="text">
      <style:text-properties fo:background-color="#cccccc" loext:char-shading-value="0"/>
    </style:style>
    <style:style style:name="T22" style:family="text">
      <style:text-properties fo:background-color="#ffffff" loext:char-shading-value="0"/>
    </style:style>
    <style:style style:name="T23" style:family="text">
      <style:text-properties fo:background-color="#dddddd" loext:char-shading-value="0"/>
    </style:style>
    <style:style style:name="T24" style:family="text">
      <style:text-properties officeooo:rsid="0015c5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hr geehrter Hr. Eisenbeiß,</text:p>
      <text:p text:style-name="P1">aufgrund von Erkentnissen beim <text:span text:style-name="T24">S</text:span>chreiben unserer Seminarfacharbeit <text:span text:style-name="T24">und da Chris die Schule velässt</text:span> würden wir gerne unsere Gliederung ändern (sh. Anhang)</text:p>
      <text:p text:style-name="P1">MfG, Toni Hausdörfer &amp; Fabian Beez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 text:c="9"/><text:span text:style-name="T22"><text:s/>neu</text:span></text:p>
      <text:p text:style-name="P1"><text:span text:style-name="T7">abcde</text:span><text:span text:style-name="T16"> weglassen</text:span></text:p>
      <text:p text:style-name="P1"><text:span text:style-name="T16"/></text:p>
      <text:p text:style-name="P1">1. <text:s text:c="2"/>Historie</text:p>
      <text:p text:style-name="P1">1.1 Entstehung </text:p>
      <text:p text:style-name="P1">1.2 Entwicklung mit Blick auf Großfirmen wie PayPal</text:p>
      <text:p text:style-name="P1">1.3 Beeinflussung der Souzialstrukturen</text:p>
      <text:p text:style-name="P1"/>
      <text:p text:style-name="P1">2. <text:s text:c="2"/>PayPal</text:p>
      <text:p text:style-name="P1">2.1 Entstehung und grobe Funktionsweise</text:p>
      <text:p text:style-name="P1">2.2 Entwicklung</text:p>
      <text:p text:style-name="P1">2.3 Einfluss auf die Gesellschaft</text:p>
      <text:p text:style-name="P1"/>
      <text:p text:style-name="P1">3. <text:s text:c="2"/>Konsumverhalten</text:p>
      <text:p text:style-name="P1">3.1 <text:span text:style-name="T2">Veränderungen im Konsumverhalten über die Zeit</text:span> <text:span text:style-name="T23">Heutiges Konsumverhalten im Vergleich zu damals</text:span></text:p>
      <text:p text:style-name="P1">3.2 <text:span text:style-name="T2">Einfluss des Onlinehandels</text:span><text:span text:style-name="T8"> </text:span><text:span text:style-name="T17">Einschätzung und Folgen</text:span></text:p>
      <text:p text:style-name="P1">3.3 <text:span text:style-name="T2">Mögliche Probleme und Folgen</text:span><text:span text:style-name="T8"> </text:span></text:p>
      <text:p text:style-name="P1"/>
      <text:p text:style-name="P1">4. <text:s text:c="2"/>Auswirkungen des Onlinehandels auf die Infrastruktur</text:p>
      <text:p text:style-name="P1">4.1 Vergangene Änderungen und Entwicklungen</text:p>
      <text:p text:style-name="P1">4.2 Mögliche Entwicklungen in der Zukunft</text:p>
      <text:p text:style-name="P1">4.3 Probleme mit dem Einfluss des Onlinehandles</text:p>
      <text:p text:style-name="P1"/>
      <text:p text:style-name="P1">5. <text:s text:c="2"/>Globaler Vergleich des Einflusses und der Entwicklung des Onlinehandels</text:p>
      <text:p text:style-name="P1"/>
      <text:p text:style-name="P1">6. <text:s text:c="2"/>Onlineversandhändler am Beispiel Amazon</text:p>
      <text:p text:style-name="P1">6.1 Entstehung und Entwicklung</text:p>
      <text:p text:style-name="P1">6.2 Einfluss auf Konsumverhalten </text:p>
      <text:p text:style-name="P1">6.3 <text:span text:style-name="T2">Onlinehändler als Konkurrenten zu lokalen Händlern</text:span></text:p>
      <text:p text:style-name="P1"/>
      <text:p text:style-name="P1">7. <text:s text:c="2"/>Wirtschaft</text:p>
      <text:p text:style-name="P1">7.1 Entwicklung der Wirtschaft</text:p>
      <text:p text:style-name="P1">7.2 Auswirkungen auf Konzerne und Umwelt</text:p>
      <text:p text:style-name="P1">7.3 Auswirkungen auf Paketdienste</text:p>
      <text:p text:style-name="P1">7.4 Folgeänderungen von Import / Export</text:p>
      <text:p text:style-name="P1"/>
      <text:p text:style-name="P1">8. <text:s text:c="2"/><text:span text:style-name="T2">Handeln im Internet</text:span></text:p>
      <text:p text:style-name="P1">8.1 <text:span text:style-name="T2">Marketing</text:span></text:p>
      <text:p text:style-name="P1">8.2 <text:span text:style-name="T2">Bezahlvorgänge</text:span></text:p>
      <text:p text:style-name="P1">8.3 <text:span text:style-name="T2">Kryptowährungen </text:span></text:p>
      <text:p text:style-name="P3"/>
      <text:p text:style-name="P3">9. <text:s text:c="2"/>Ergebnisse</text:p>
      <text:p text:style-name="P3">9.1 Zusammenfassung</text:p>
      <text:p text:style-name="P3">9.2Schlussfolgerungen im Bezug auf Schleusingen</text:p>
      <text:p text:style-name="P2"/>
      <text:p text:style-name="P4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8T15:06:34.191079997</dc:date>
    <meta:editing-duration>PT2M51S</meta:editing-duration>
    <meta:editing-cycles>1</meta:editing-cycles>
    <meta:document-statistic meta:table-count="0" meta:image-count="0" meta:object-count="0" meta:page-count="2" meta:paragraph-count="39" meta:word-count="187" meta:character-count="1403" meta:non-whitespace-character-count="1221"/>
    <meta:generator>LibreOffice/6.3.6.2$Linux_X86_64 LibreOffice_project/30$Build-2</meta:generator>
  </office:meta>
</office:document-meta>
</file>